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896cm" fo:min-width="7.63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896cm" fo:min-width="12.711cm"/>
      <style:paragraph-properties style:writing-mode="lr-tb"/>
    </style:style>
    <style:style style:name="gr3" style:family="graphic" style:parent-style-name="standard">
      <style:graphic-properties svg:stroke-color="#77bc65" draw:fill-color="#77bc65" draw:textarea-horizontal-align="justify" draw:textarea-vertical-align="middle" draw:auto-grow-height="false" fo:min-height="0.896cm" fo:min-width="1.916cm"/>
      <style:paragraph-properties style:writing-mode="lr-tb"/>
    </style:style>
    <style:style style:name="gr4" style:family="graphic" style:parent-style-name="standard">
      <style:graphic-properties svg:stroke-color="#77bc65" draw:fill-color="#77bc65" draw:textarea-horizontal-align="justify" draw:textarea-vertical-align="middle" draw:auto-grow-height="false" fo:min-height="2.677cm" fo:min-width="1.792cm"/>
      <style:paragraph-properties style:writing-mode="lr-tb"/>
    </style:style>
    <style:style style:name="gr5" style:family="graphic" style:parent-style-name="standard">
      <style:graphic-properties svg:stroke-color="#77bc65" draw:fill-color="#77bc65" draw:textarea-horizontal-align="justify" draw:textarea-vertical-align="middle" draw:auto-grow-height="false" fo:min-height="2.042cm" fo:min-width="3.697cm"/>
      <style:paragraph-properties style:writing-mode="lr-tb"/>
    </style:style>
    <style:style style:name="gr6" style:family="graphic" style:parent-style-name="standard">
      <style:graphic-properties draw:fill-color="#b2b2b2" draw:textarea-horizontal-align="justify" draw:textarea-vertical-align="middle" draw:auto-grow-height="false" fo:min-height="0.323cm" fo:min-width="1.343cm"/>
      <style:paragraph-properties style:writing-mode="lr-tb"/>
    </style:style>
    <style:style style:name="gr7" style:family="graphic" style:parent-style-name="standard">
      <style:graphic-properties draw:fill-color="#b2b2b2" draw:textarea-horizontal-align="justify" draw:textarea-vertical-align="middle" draw:auto-grow-height="false" fo:min-height="0.323cm" fo:min-width="1.978cm"/>
      <style:paragraph-properties style:writing-mode="lr-tb"/>
    </style:style>
    <style:style style:name="gr8" style:family="graphic" style:parent-style-name="standard">
      <style:graphic-properties draw:fill-color="#ffff6d" draw:textarea-horizontal-align="justify" draw:textarea-vertical-align="middle" draw:auto-grow-height="false" fo:min-height="0.323cm" fo:min-width="3.88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4.52cm" fo:min-width="2.36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896cm" fo:min-width="1.91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703cm" fo:min-width="1.723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806cm" fo:min-width="2.561cm"/>
      <style:paragraph-properties style:writing-mode="lr-tb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textarea-horizontal-align="justify" draw:textarea-vertical-align="middle" draw:auto-grow-height="false" fo:min-height="0.896cm" fo:min-width="4.456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323cm" fo:min-width="3.248cm"/>
      <style:paragraph-properties style:writing-mode="lr-tb"/>
    </style:style>
    <style:style style:name="gr16" style:family="graphic" style:parent-style-name="standard">
      <style:graphic-properties draw:fill-color="#ffff6d" draw:textarea-horizontal-align="justify" draw:textarea-vertical-align="middle" draw:auto-grow-height="false" fo:min-height="0.323cm" fo:min-width="3.248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323cm" fo:min-width="4.518cm"/>
      <style:paragraph-properties style:writing-mode="lr-tb"/>
    </style:style>
    <style:style style:name="gr18" style:family="graphic" style:parent-style-name="standard">
      <style:graphic-properties draw:fill-color="#b2b2b2" draw:textarea-horizontal-align="justify" draw:textarea-vertical-align="middle" draw:auto-grow-height="false" fo:min-height="0.323cm" fo:min-width="4.518cm"/>
      <style:paragraph-properties style:writing-mode="lr-tb"/>
    </style:style>
    <style:style style:name="gr19" style:family="graphic" style:parent-style-name="standard">
      <style:graphic-properties draw:fill-color="#ffff6d" draw:textarea-horizontal-align="justify" draw:textarea-vertical-align="middle" draw:auto-grow-height="false" fo:min-height="0.323cm" fo:min-width="4.518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896cm" fo:min-width="22.236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896cm" fo:min-width="2.551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3.885cm" fo:min-width="2.365cm"/>
      <style:paragraph-properties style:writing-mode="lr-tb"/>
    </style:style>
    <style:style style:name="gr23" style:family="graphic" style:parent-style-name="standard">
      <style:graphic-properties draw:fill-color="#b2b2b2" draw:textarea-horizontal-align="justify" draw:textarea-vertical-align="middle" draw:auto-grow-height="false" fo:min-height="0.323cm" fo:min-width="0.708cm"/>
      <style:paragraph-properties style:writing-mode="lr-tb"/>
    </style:style>
    <style:style style:name="gr24" style:family="graphic" style:parent-style-name="standard" style:list-style-name="L1">
      <style:graphic-properties draw:fill-color="#ffff6d" draw:textarea-horizontal-align="justify" draw:textarea-vertical-align="middle" draw:auto-grow-height="false" fo:min-height="0.896cm" fo:min-width="5.726cm"/>
      <style:paragraph-properties style:writing-mode="lr-tb"/>
    </style:style>
    <style:style style:name="gr25" style:family="graphic" style:parent-style-name="standard" style:list-style-name="L1">
      <style:graphic-properties draw:fill-color="#ffff6d" draw:textarea-horizontal-align="justify" draw:textarea-vertical-align="middle" draw:auto-grow-height="false" fo:min-height="0.896cm" fo:min-width="5.726cm"/>
      <style:paragraph-properties style:writing-mode="lr-tb"/>
    </style:style>
    <style:style style:name="gr26" style:family="graphic" style:parent-style-name="objectwithoutfill">
      <style:graphic-properties svg:stroke-width="0.102cm" draw:marker-start-width="0.356cm" draw:marker-end="Arrowheads_20_1" draw:marker-end-width="0.457cm" draw:fill="none" draw:textarea-vertical-align="middle" fo:padding-top="0.176cm" fo:padding-bottom="0.176cm" fo:padding-left="0.301cm" fo:padding-right="0.301cm"/>
    </style:style>
    <style:style style:name="gr27" style:family="graphic" style:parent-style-name="objectwithoutfill">
      <style:graphic-properties svg:stroke-width="0.102cm" draw:marker-start-width="0.356cm" draw:marker-end="Arrowheads_20_2" draw:marker-end-width="0.457cm" draw:fill="none" draw:textarea-vertical-align="middle" fo:padding-top="0.176cm" fo:padding-bottom="0.176cm" fo:padding-left="0.301cm" fo:padding-right="0.301cm"/>
    </style:style>
    <style:style style:name="gr28" style:family="graphic" style:parent-style-name="objectwithoutfill">
      <style:graphic-properties svg:stroke-width="0.102cm" draw:marker-start-width="0.356cm" draw:marker-end="Arrowheads_20_6" draw:marker-end-width="0.457cm" draw:fill="none" draw:textarea-vertical-align="middle" fo:padding-top="0.176cm" fo:padding-bottom="0.176cm" fo:padding-left="0.301cm" fo:padding-right="0.301cm"/>
    </style:style>
    <style:style style:name="gr29" style:family="graphic" style:parent-style-name="objectwithoutfill">
      <style:graphic-properties svg:stroke-width="0.102cm" draw:marker-start-width="0.356cm" draw:marker-end="Arrowheads_20_7" draw:marker-end-width="0.457cm" draw:fill="none" draw:textarea-vertical-align="middle" fo:padding-top="0.176cm" fo:padding-bottom="0.176cm" fo:padding-left="0.301cm" fo:padding-right="0.301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77bc65"/>
      <style:paragraph-properties fo:text-align="center"/>
    </style:style>
    <style:style style:name="P3" style:family="paragraph">
      <loext:graphic-properties draw:fill-color="#b2b2b2"/>
      <style:paragraph-properties fo:text-align="center"/>
    </style:style>
    <style:style style:name="P4" style:family="paragraph">
      <loext:graphic-properties draw:fill-color="#ffff6d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style:font-name="Liberation Sans" fo:font-size="18pt" style:letter-kerning="true" style:font-name-asian="Noto Sans CJK SC" style:font-size-asian="18pt" style:font-name-complex="FreeSans" style:font-size-complex="18pt"/>
    </style:style>
    <style:style style:name="P7" style:family="paragraph">
      <loext:graphic-properties draw:fill-color="#ffff6d"/>
      <style:paragraph-properties fo:text-align="center"/>
      <style:text-properties style:font-name="Liberation Sans" fo:font-size="18pt" style:letter-kerning="true" style:font-name-asian="Noto Sans CJK SC" style:font-size-asian="18pt" style:font-name-complex="FreeSans" style:font-size-complex="18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8.255cm" svg:height="1.27cm" svg:x="4.445cm" svg:y="4.445cm">
            <text:p text:style-name="P1">Mesh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13.335cm" svg:height="1.27cm" svg:x="13.335cm" svg:y="4.445cm">
            <text:p text:style-name="P1">Model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2.54cm" svg:height="1.27cm" svg:x="13.335cm" svg:y="0.635cm">
            <text:p text:style-name="P1">IC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2.54cm" svg:height="1.27cm" svg:x="13.335cm" svg:y="2.54cm">
            <text:p text:style-name="P1">BC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2.54cm" svg:height="3.175cm" svg:x="16.51cm" svg:y="0.635cm">
            <text:p text:style-name="P1">Flux</text:p>
            <text:p text:style-name="P1">NC</text:p>
            <text:p text:style-name="P1">Source</text:p>
            <text:p text:style-name="P1">EV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4.445cm" svg:height="2.54cm" svg:x="22.025cm" svg:y="0.97cm">
            <text:p text:style-name="P1">Flux Jac.</text:p>
            <text:p text:style-name="P1">Source Jac.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draw:layer="layout" svg:width="1.905cm" svg:height="0.635cm" svg:x="8.255cm" svg:y="1.905cm">
            <text:p text:style-name="P1">1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3" draw:layer="layout" svg:width="2.54cm" svg:height="0.635cm" svg:x="5.08cm" svg:y="1.905cm">
            <text:p text:style-name="P1">triangl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3" draw:layer="layout" svg:width="2.54cm" svg:height="0.635cm" svg:x="5.08cm" svg:y="2.54cm">
            <text:p text:style-name="P1">qua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4" draw:layer="layout" svg:width="4.445cm" svg:height="0.635cm" svg:x="8.255cm" svg:y="2.54cm">
            <text:p text:style-name="P1">Simplex (2d,3d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" draw:layer="layout" svg:width="3.175cm" svg:height="5.08cm" svg:x="0.635cm" svg:y="0.635cm">
            <text:p text:style-name="P1">INPU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" draw:layer="layout" svg:width="2.54cm" svg:height="1.27cm" svg:x="4.445cm" svg:y="0.635cm">
            <text:p text:style-name="P1">GMSH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2.54cm" svg:height="1.905cm" svg:x="19.25cm" svg:y="1.27cm">
            <text:p text:style-name="P1">AUTO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1" draw:layer="layout" svg:width="13.335cm" svg:height="1.27cm" svg:x="13.335cm" svg:y="6.05cm">
            <text:p text:style-name="P1">Runtime model (py, C, ...)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3.175cm" svg:height="1.17cm" svg:x="0.635cm" svg:y="6.05cm">
            <text:p text:style-name="P1">COMPIL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8.255cm" svg:height="1.27cm" svg:x="4.445cm" svg:y="6.05cm">
            <text:p text:style-name="P1">Mesh + IC to HDF5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g>
          <draw:custom-shape draw:style-name="gr1" draw:text-style-name="P1" draw:layer="layout" svg:width="8.255cm" svg:height="1.27cm" svg:x="4.445cm" svg:y="4.445cm">
            <text:p text:style-name="P1">Mesh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13.335cm" svg:height="1.27cm" svg:x="13.335cm" svg:y="4.445cm">
            <text:p text:style-name="P1">Model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2.54cm" svg:height="1.27cm" svg:x="13.335cm" svg:y="0.635cm">
            <text:p text:style-name="P1">IC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2.54cm" svg:height="1.27cm" svg:x="13.335cm" svg:y="2.54cm">
            <text:p text:style-name="P1">BC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2.54cm" svg:height="3.175cm" svg:x="16.51cm" svg:y="0.635cm">
            <text:p text:style-name="P1">Flux</text:p>
            <text:p text:style-name="P1">NC</text:p>
            <text:p text:style-name="P1">Source</text:p>
            <text:p text:style-name="P1">EV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4.445cm" svg:height="2.54cm" svg:x="22.025cm" svg:y="0.97cm">
            <text:p text:style-name="P1">Flux Jac.</text:p>
            <text:p text:style-name="P1">Source Jac.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" draw:layer="layout" svg:width="5.08cm" svg:height="1.27cm" svg:x="4.445cm" svg:y="7.62cm">
            <text:p text:style-name="P1">FVM - py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" xml:id="id1" draw:id="id1" draw:layer="layout" svg:width="3.81cm" svg:height="0.635cm" svg:x="15.24cm" svg:y="10.795cm">
            <text:p text:style-name="P1">ODE solv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" xml:id="id3" draw:id="id3" draw:layer="layout" svg:width="3.81cm" svg:height="0.635cm" svg:x="5.715cm" svg:y="10.26cm">
            <text:p text:style-name="P1">semidiscre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" xml:id="id5" draw:id="id5" draw:layer="layout" svg:width="3.81cm" svg:height="0.635cm" svg:x="5.715cm" svg:y="12.165cm">
            <text:p text:style-name="P1">fullydiscre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4" draw:layer="layout" svg:width="3.81cm" svg:height="0.635cm" svg:x="7.62cm" svg:y="12.8cm">
            <text:p text:style-name="P1">ADER-FVM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" xml:id="id4" draw:id="id4" draw:layer="layout" svg:width="5.08cm" svg:height="0.635cm" svg:x="15.24cm" svg:y="12.365cm">
            <text:p text:style-name="P1">reconstruction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3" draw:layer="layout" svg:width="5.08cm" svg:height="0.635cm" svg:x="20.32cm" svg:y="12.03cm">
            <text:p text:style-name="P1">1<text:span text:style-name="T1">st</text:span> order + limit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4" draw:layer="layout" svg:width="5.08cm" svg:height="0.635cm" svg:x="20.32cm" svg:y="12.7cm">
            <text:p text:style-name="P1">CWENO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draw:layer="layout" svg:width="1.905cm" svg:height="0.635cm" svg:x="8.255cm" svg:y="1.905cm">
            <text:p text:style-name="P1">1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3" draw:layer="layout" svg:width="2.54cm" svg:height="0.635cm" svg:x="5.08cm" svg:y="1.905cm">
            <text:p text:style-name="P1">triangl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3" draw:layer="layout" svg:width="2.54cm" svg:height="0.635cm" svg:x="5.08cm" svg:y="2.54cm">
            <text:p text:style-name="P1">qua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4" draw:layer="layout" svg:width="4.445cm" svg:height="0.635cm" svg:x="8.255cm" svg:y="2.54cm">
            <text:p text:style-name="P1">Simplex (2d,3d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" draw:layer="layout" svg:width="22.86cm" svg:height="1.27cm" svg:x="4.445cm" svg:y="13.97cm">
            <text:p text:style-name="P1">VTK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" draw:layer="layout" svg:width="3.175cm" svg:height="5.08cm" svg:x="0.635cm" svg:y="0.635cm">
            <text:p text:style-name="P1">INPU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1" draw:layer="layout" svg:width="3.175cm" svg:height="1.27cm" svg:x="0.635cm" svg:y="13.97cm">
            <text:p text:style-name="P1">OUTPU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" draw:layer="layout" svg:width="2.54cm" svg:height="1.27cm" svg:x="4.445cm" svg:y="0.635cm">
            <text:p text:style-name="P1">GMSH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2.54cm" svg:height="1.905cm" svg:x="19.25cm" svg:y="1.27cm">
            <text:p text:style-name="P1">AUTO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2" draw:text-style-name="P1" draw:layer="layout" svg:width="3.175cm" svg:height="4.445cm" svg:x="0.635cm" svg:y="7.62cm">
            <text:p text:style-name="P1">SOLV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" xml:id="id2" draw:id="id2" draw:layer="layout" svg:width="3.81cm" svg:height="0.635cm" svg:x="9.525cm" svg:y="9.925cm">
            <text:p text:style-name="P1">split sourc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" draw:layer="layout" svg:width="3.81cm" svg:height="0.635cm" svg:x="9.525cm" svg:y="10.577cm">
            <text:p text:style-name="P1">unsplit sourc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3" draw:layer="layout" svg:width="1.27cm" svg:height="0.635cm" svg:x="9.525cm" svg:y="7.62cm">
            <text:p text:style-name="P1">1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3" draw:layer="layout" svg:width="5.08cm" svg:height="0.635cm" svg:x="19.051cm" svg:y="11.011cm">
            <text:p text:style-name="P1">Scipy-O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13.335cm" svg:height="1.27cm" svg:x="13.335cm" svg:y="6.05cm">
            <text:p text:style-name="P1">Runtime model (py, C, ...)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3.175cm" svg:height="1.17cm" svg:x="0.635cm" svg:y="6.05cm">
            <text:p text:style-name="P1">COMPIL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3" draw:layer="layout" svg:width="5.08cm" svg:height="0.635cm" svg:x="19.051cm" svg:y="10.376cm">
            <text:p text:style-name="P1">RK (1,2,3, -1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3" draw:layer="layout" svg:width="1.27cm" svg:height="0.635cm" svg:x="9.525cm" svg:y="8.255cm">
            <text:p text:style-name="P1">2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3" draw:layer="layout" svg:width="1.27cm" svg:height="0.635cm" svg:x="10.795cm" svg:y="7.62cm">
            <text:p text:style-name="P1">3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7" draw:layer="layout" svg:width="6.35cm" svg:height="1.27cm" svg:x="13.335cm" svg:y="7.62cm">
            <text:p text:style-name="P6">FVM – py accel.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7" draw:layer="layout" svg:width="6.35cm" svg:height="1.27cm" svg:x="20.32cm" svg:y="7.62cm">
            <text:p text:style-name="P6">FVM – C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8.255cm" svg:height="1.27cm" svg:x="4.445cm" svg:y="6.05cm">
            <text:p text:style-name="P1">Mesh + IC to HDF5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4" draw:layer="layout" svg:width="5.08cm" svg:height="0.635cm" svg:x="21.59cm" svg:y="8.89cm">
            <text:p text:style-name="P1">parall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4" draw:layer="layout" svg:width="5.08cm" svg:height="0.635cm" svg:x="14.605cm" svg:y="8.89cm">
            <text:p text:style-name="P1">parall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6" draw:text-style-name="P8" draw:layer="layout" draw:type="curve" svg:x1="15.24cm" svg:y1="11.112cm" svg:x2="13.335cm" svg:y2="10.242cm" draw:start-shape="id1" draw:start-glue-point="3" draw:end-shape="id2" draw:end-glue-point="1" svg:d="M15240 11112c-1428 0-476-870-1905-870" svg:viewBox="0 0 1906 871">
            <text:p/>
          </draw:connector>
          <draw:connector draw:style-name="gr27" draw:text-style-name="P8" draw:layer="layout" draw:type="curve" draw:line-skew="2.645cm 0.163cm" svg:x1="15.24cm" svg:y1="11.112cm" svg:x2="7.62cm" svg:y2="10.895cm" draw:start-shape="id1" draw:start-glue-point="3" draw:end-shape="id3" draw:end-glue-point="2" svg:d="M15240 11112c-318 0-264 224-2090 419s-5530 360-5530-636" svg:viewBox="0 0 7621 784">
            <text:p/>
          </draw:connector>
          <draw:connector draw:style-name="gr28" draw:text-style-name="P8" draw:layer="layout" draw:type="curve" svg:x1="15.24cm" svg:y1="12.682cm" svg:x2="7.62cm" svg:y2="10.895cm" draw:start-shape="id4" draw:start-glue-point="3" draw:end-shape="id3" draw:end-glue-point="2" svg:d="M15240 12682c-5080 0-7620-595-7620-1787" svg:viewBox="0 0 7621 1788">
            <text:p/>
          </draw:connector>
          <draw:connector draw:style-name="gr29" draw:text-style-name="P8" draw:layer="layout" draw:type="curve" svg:x1="15.24cm" svg:y1="12.682cm" svg:x2="9.525cm" svg:y2="12.482cm" draw:start-shape="id4" draw:start-glue-point="3" draw:end-shape="id5" draw:end-glue-point="1" svg:d="M15240 12682c-4285 0-1428-200-5715-200" svg:viewBox="0 0 5716 201">
            <text:p/>
          </draw:connector>
        </draw:g>
        <presentation:notes draw:style-name="dp1">
          <draw:page-thumbnail draw:style-name="gr13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5T09:50:36.313587950</meta:creation-date>
    <dc:date>2023-11-15T10:37:15.791697928</dc:date>
    <meta:editing-duration>PT2M58S</meta:editing-duration>
    <meta:editing-cycles>1</meta:editing-cycles>
    <meta:document-statistic meta:object-count="85"/>
    <meta:generator>LibreOffice/7.0.4.2$Linux_X86_64 LibreOffice_project/00$Build-2</meta:generator>
  </office:meta>
</office:document-meta>
</file>